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5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8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table:style-name="Default"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table:style-name="Default"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/>
          <table:table-cell table:style-name="Default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/>
          <table:table-cell table:style-name="Default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style-name="Default"/>
          <table:table-cell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table:style-name="Default"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table:style-name="Default"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4470</text:p>
          </table:table-cell>
          <table:table-cell office:value-type="string" calcext:value-type="string">
            <text:p>1320</text:p>
          </table:table-cell>
          <table:table-cell table:number-columns-repeated="12"/>
          <table:table-cell office:value-type="string" calcext:value-type="string">
            <text:p>68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3692</text:p>
          </table:table-cell>
          <table:table-cell office:value-type="string" calcext:value-type="string">
            <text:p>2898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996"/>
        </table:table-row>
        <table:table-row table:style-name="ro1">
          <table:table-cell table:number-columns-repeated="16"/>
          <table:table-cell office:value-type="string" calcext:value-type="string">
            <text:p>-951?</text:p>
          </table:table-cell>
          <table:table-cell table:number-columns-repeated="1007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0" table:number-columns-repeated="2"/>
          <table:table-cell table:style-name="ce22"/>
          <table:table-cell table:style-name="ce31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4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6">00.00.0000</text:date>, <text:time style:data-style-name="N2" text:time-value="02:10:47.71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16T02:30:26.528000000</dc:date>
    <meta:editing-duration>P7DT11H32M20S</meta:editing-duration>
    <meta:editing-cycles>3268</meta:editing-cycles>
    <meta:document-statistic meta:table-count="6" meta:cell-count="9032" meta:object-count="0"/>
    <meta:user-defined meta:name="qrichtext">1</meta:user-defined>
  </office:meta>
</office:document-meta>
</file>